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5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3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3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3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3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table:number-columns-repeated="2"/>
          <table:table-cell table:formula="of:=[.F61]+[.E62]" office:value-type="float" office:value="3370" calcext:value-type="float">
            <text:p>3370</text:p>
          </table:table-cell>
          <table:table-cell/>
          <table:table-cell table:formula="of:=[.H61]+[.G62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2]+[.K62]+[.L62]" office:value-type="currency" office:currency="EUR" office:value="0" calcext:value-type="currency">
            <text:p>0,00 €</text:p>
          </table:table-cell>
          <table:table-cell table:style-name="ce32" table:formula="of:=[.N61]+[.M62]" office:value-type="currency" office:currency="EUR" office:value="1149.29" calcext:value-type="currency">
            <text:p>1 149,29 €</text:p>
          </table:table-cell>
          <table:table-cell table:style-name="ce33" table:formula="of:=[.A62]*budgetjour-[.N62]" office:value-type="currency" office:currency="EUR" office:value="680.71" calcext:value-type="currency">
            <text:p>680,71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370" calcext:value-type="float">
            <text:p>3370</text:p>
          </table:table-cell>
          <table:table-cell/>
          <table:table-cell table:formula="of:=[.H62]+[.G63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1149.29" calcext:value-type="currency">
            <text:p>1 149,29 €</text:p>
          </table:table-cell>
          <table:table-cell table:style-name="ce33" table:formula="of:=[.A63]*budgetjour-[.N63]" office:value-type="currency" office:currency="EUR" office:value="710.71" calcext:value-type="currency">
            <text:p>710,71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370" calcext:value-type="float">
            <text:p>3370</text:p>
          </table:table-cell>
          <table:table-cell/>
          <table:table-cell table:formula="of:=[.H63]+[.G64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149.29" calcext:value-type="currency">
            <text:p>1 149,29 €</text:p>
          </table:table-cell>
          <table:table-cell table:style-name="ce33" table:formula="of:=[.A64]*budgetjour-[.N64]" office:value-type="currency" office:currency="EUR" office:value="740.71" calcext:value-type="currency">
            <text:p>740,71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370" calcext:value-type="float">
            <text:p>3370</text:p>
          </table:table-cell>
          <table:table-cell/>
          <table:table-cell table:formula="of:=[.H64]+[.G65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149.29" calcext:value-type="currency">
            <text:p>1 149,29 €</text:p>
          </table:table-cell>
          <table:table-cell table:style-name="ce33" table:formula="of:=[.A65]*budgetjour-[.N65]" office:value-type="currency" office:currency="EUR" office:value="770.71" calcext:value-type="currency">
            <text:p>770,7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370" calcext:value-type="float">
            <text:p>3370</text:p>
          </table:table-cell>
          <table:table-cell/>
          <table:table-cell table:formula="of:=[.H65]+[.G66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149.29" calcext:value-type="currency">
            <text:p>1 149,29 €</text:p>
          </table:table-cell>
          <table:table-cell table:style-name="ce33" table:formula="of:=[.A66]*budgetjour-[.N66]" office:value-type="currency" office:currency="EUR" office:value="800.71" calcext:value-type="currency">
            <text:p>800,7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370" calcext:value-type="float">
            <text:p>3370</text:p>
          </table:table-cell>
          <table:table-cell/>
          <table:table-cell table:formula="of:=[.H66]+[.G67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149.29" calcext:value-type="currency">
            <text:p>1 149,29 €</text:p>
          </table:table-cell>
          <table:table-cell table:style-name="ce33" table:formula="of:=[.A67]*budgetjour-[.N67]" office:value-type="currency" office:currency="EUR" office:value="830.71" calcext:value-type="currency">
            <text:p>830,7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370" calcext:value-type="float">
            <text:p>3370</text:p>
          </table:table-cell>
          <table:table-cell/>
          <table:table-cell table:formula="of:=[.H67]+[.G68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149.29" calcext:value-type="currency">
            <text:p>1 149,29 €</text:p>
          </table:table-cell>
          <table:table-cell table:style-name="ce33" table:formula="of:=[.A68]*budgetjour-[.N68]" office:value-type="currency" office:currency="EUR" office:value="860.71" calcext:value-type="currency">
            <text:p>860,7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370" calcext:value-type="float">
            <text:p>3370</text:p>
          </table:table-cell>
          <table:table-cell/>
          <table:table-cell table:formula="of:=[.H68]+[.G69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149.29" calcext:value-type="currency">
            <text:p>1 149,29 €</text:p>
          </table:table-cell>
          <table:table-cell table:style-name="ce33" table:formula="of:=[.A69]*budgetjour-[.N69]" office:value-type="currency" office:currency="EUR" office:value="890.71" calcext:value-type="currency">
            <text:p>890,7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370" calcext:value-type="float">
            <text:p>3370</text:p>
          </table:table-cell>
          <table:table-cell/>
          <table:table-cell table:formula="of:=[.H69]+[.G70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149.29" calcext:value-type="currency">
            <text:p>1 149,29 €</text:p>
          </table:table-cell>
          <table:table-cell table:style-name="ce33" table:formula="of:=[.A70]*budgetjour-[.N70]" office:value-type="currency" office:currency="EUR" office:value="920.71" calcext:value-type="currency">
            <text:p>920,7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370" calcext:value-type="float">
            <text:p>3370</text:p>
          </table:table-cell>
          <table:table-cell/>
          <table:table-cell table:formula="of:=[.H70]+[.G71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149.29" calcext:value-type="currency">
            <text:p>1 149,29 €</text:p>
          </table:table-cell>
          <table:table-cell table:style-name="ce33" table:formula="of:=[.A71]*budgetjour-[.N71]" office:value-type="currency" office:currency="EUR" office:value="950.71" calcext:value-type="currency">
            <text:p>950,7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370" calcext:value-type="float">
            <text:p>3370</text:p>
          </table:table-cell>
          <table:table-cell/>
          <table:table-cell table:formula="of:=[.H71]+[.G72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149.29" calcext:value-type="currency">
            <text:p>1 149,29 €</text:p>
          </table:table-cell>
          <table:table-cell table:style-name="ce33" table:formula="of:=[.A72]*budgetjour-[.N72]" office:value-type="currency" office:currency="EUR" office:value="980.71" calcext:value-type="currency">
            <text:p>980,7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370" calcext:value-type="float">
            <text:p>3370</text:p>
          </table:table-cell>
          <table:table-cell/>
          <table:table-cell table:formula="of:=[.H72]+[.G73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149.29" calcext:value-type="currency">
            <text:p>1 149,29 €</text:p>
          </table:table-cell>
          <table:table-cell table:style-name="ce33" table:formula="of:=[.A73]*budgetjour-[.N73]" office:value-type="currency" office:currency="EUR" office:value="1010.71" calcext:value-type="currency">
            <text:p>1 010,7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370" calcext:value-type="float">
            <text:p>3370</text:p>
          </table:table-cell>
          <table:table-cell/>
          <table:table-cell table:formula="of:=[.H73]+[.G74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149.29" calcext:value-type="currency">
            <text:p>1 149,29 €</text:p>
          </table:table-cell>
          <table:table-cell table:style-name="ce33" table:formula="of:=[.A74]*budgetjour-[.N74]" office:value-type="currency" office:currency="EUR" office:value="1040.71" calcext:value-type="currency">
            <text:p>1 040,7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370" calcext:value-type="float">
            <text:p>3370</text:p>
          </table:table-cell>
          <table:table-cell/>
          <table:table-cell table:formula="of:=[.H74]+[.G75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149.29" calcext:value-type="currency">
            <text:p>1 149,29 €</text:p>
          </table:table-cell>
          <table:table-cell table:style-name="ce33" table:formula="of:=[.A75]*budgetjour-[.N75]" office:value-type="currency" office:currency="EUR" office:value="1070.71" calcext:value-type="currency">
            <text:p>1 070,7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370" calcext:value-type="float">
            <text:p>3370</text:p>
          </table:table-cell>
          <table:table-cell/>
          <table:table-cell table:formula="of:=[.H75]+[.G76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149.29" calcext:value-type="currency">
            <text:p>1 149,29 €</text:p>
          </table:table-cell>
          <table:table-cell table:style-name="ce33" table:formula="of:=[.A76]*budgetjour-[.N76]" office:value-type="currency" office:currency="EUR" office:value="1100.71" calcext:value-type="currency">
            <text:p>1 100,7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370" calcext:value-type="float">
            <text:p>3370</text:p>
          </table:table-cell>
          <table:table-cell/>
          <table:table-cell table:formula="of:=[.H76]+[.G77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149.29" calcext:value-type="currency">
            <text:p>1 149,29 €</text:p>
          </table:table-cell>
          <table:table-cell table:style-name="ce33" table:formula="of:=[.A77]*budgetjour-[.N77]" office:value-type="currency" office:currency="EUR" office:value="1130.71" calcext:value-type="currency">
            <text:p>1 130,7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370" calcext:value-type="float">
            <text:p>3370</text:p>
          </table:table-cell>
          <table:table-cell/>
          <table:table-cell table:formula="of:=[.H77]+[.G78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149.29" calcext:value-type="currency">
            <text:p>1 149,29 €</text:p>
          </table:table-cell>
          <table:table-cell table:style-name="ce33" table:formula="of:=[.A78]*budgetjour-[.N78]" office:value-type="currency" office:currency="EUR" office:value="1160.71" calcext:value-type="currency">
            <text:p>1 160,7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370" calcext:value-type="float">
            <text:p>3370</text:p>
          </table:table-cell>
          <table:table-cell/>
          <table:table-cell table:formula="of:=[.H78]+[.G79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149.29" calcext:value-type="currency">
            <text:p>1 149,29 €</text:p>
          </table:table-cell>
          <table:table-cell table:style-name="ce33" table:formula="of:=[.A79]*budgetjour-[.N79]" office:value-type="currency" office:currency="EUR" office:value="1190.71" calcext:value-type="currency">
            <text:p>1 190,7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370" calcext:value-type="float">
            <text:p>3370</text:p>
          </table:table-cell>
          <table:table-cell/>
          <table:table-cell table:formula="of:=[.H79]+[.G80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149.29" calcext:value-type="currency">
            <text:p>1 149,29 €</text:p>
          </table:table-cell>
          <table:table-cell table:style-name="ce33" table:formula="of:=[.A80]*budgetjour-[.N80]" office:value-type="currency" office:currency="EUR" office:value="1220.71" calcext:value-type="currency">
            <text:p>1 220,7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370" calcext:value-type="float">
            <text:p>3370</text:p>
          </table:table-cell>
          <table:table-cell/>
          <table:table-cell table:formula="of:=[.H80]+[.G81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149.29" calcext:value-type="currency">
            <text:p>1 149,29 €</text:p>
          </table:table-cell>
          <table:table-cell table:style-name="ce33" table:formula="of:=[.A81]*budgetjour-[.N81]" office:value-type="currency" office:currency="EUR" office:value="1250.71" calcext:value-type="currency">
            <text:p>1 250,7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370" calcext:value-type="float">
            <text:p>3370</text:p>
          </table:table-cell>
          <table:table-cell/>
          <table:table-cell table:formula="of:=[.H81]+[.G82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149.29" calcext:value-type="currency">
            <text:p>1 149,29 €</text:p>
          </table:table-cell>
          <table:table-cell table:style-name="ce33" table:formula="of:=[.A82]*budgetjour-[.N82]" office:value-type="currency" office:currency="EUR" office:value="1280.71" calcext:value-type="currency">
            <text:p>1 280,7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370" calcext:value-type="float">
            <text:p>3370</text:p>
          </table:table-cell>
          <table:table-cell/>
          <table:table-cell table:formula="of:=[.H82]+[.G83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149.29" calcext:value-type="currency">
            <text:p>1 149,29 €</text:p>
          </table:table-cell>
          <table:table-cell table:style-name="ce33" table:formula="of:=[.A83]*budgetjour-[.N83]" office:value-type="currency" office:currency="EUR" office:value="1310.71" calcext:value-type="currency">
            <text:p>1 310,7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370" calcext:value-type="float">
            <text:p>3370</text:p>
          </table:table-cell>
          <table:table-cell/>
          <table:table-cell table:formula="of:=[.H83]+[.G84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149.29" calcext:value-type="currency">
            <text:p>1 149,29 €</text:p>
          </table:table-cell>
          <table:table-cell table:style-name="ce33" table:formula="of:=[.A84]*budgetjour-[.N84]" office:value-type="currency" office:currency="EUR" office:value="1340.71" calcext:value-type="currency">
            <text:p>1 340,7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370" calcext:value-type="float">
            <text:p>3370</text:p>
          </table:table-cell>
          <table:table-cell/>
          <table:table-cell table:formula="of:=[.H84]+[.G85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149.29" calcext:value-type="currency">
            <text:p>1 149,29 €</text:p>
          </table:table-cell>
          <table:table-cell table:style-name="ce33" table:formula="of:=[.A85]*budgetjour-[.N85]" office:value-type="currency" office:currency="EUR" office:value="1370.71" calcext:value-type="currency">
            <text:p>1 370,7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370" calcext:value-type="float">
            <text:p>3370</text:p>
          </table:table-cell>
          <table:table-cell/>
          <table:table-cell table:formula="of:=[.H85]+[.G86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149.29" calcext:value-type="currency">
            <text:p>1 149,29 €</text:p>
          </table:table-cell>
          <table:table-cell table:style-name="ce33" table:formula="of:=[.A86]*budgetjour-[.N86]" office:value-type="currency" office:currency="EUR" office:value="1400.71" calcext:value-type="currency">
            <text:p>1 400,7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370" calcext:value-type="float">
            <text:p>3370</text:p>
          </table:table-cell>
          <table:table-cell/>
          <table:table-cell table:formula="of:=[.H86]+[.G87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149.29" calcext:value-type="currency">
            <text:p>1 149,29 €</text:p>
          </table:table-cell>
          <table:table-cell table:style-name="ce33" table:formula="of:=[.A87]*budgetjour-[.N87]" office:value-type="currency" office:currency="EUR" office:value="1430.71" calcext:value-type="currency">
            <text:p>1 430,7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370" calcext:value-type="float">
            <text:p>3370</text:p>
          </table:table-cell>
          <table:table-cell/>
          <table:table-cell table:formula="of:=[.H87]+[.G88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149.29" calcext:value-type="currency">
            <text:p>1 149,29 €</text:p>
          </table:table-cell>
          <table:table-cell table:style-name="ce33" table:formula="of:=[.A88]*budgetjour-[.N88]" office:value-type="currency" office:currency="EUR" office:value="1460.71" calcext:value-type="currency">
            <text:p>1 460,7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370" calcext:value-type="float">
            <text:p>3370</text:p>
          </table:table-cell>
          <table:table-cell/>
          <table:table-cell table:formula="of:=[.H88]+[.G89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149.29" calcext:value-type="currency">
            <text:p>1 149,29 €</text:p>
          </table:table-cell>
          <table:table-cell table:style-name="ce33" table:formula="of:=[.A89]*budgetjour-[.N89]" office:value-type="currency" office:currency="EUR" office:value="1490.71" calcext:value-type="currency">
            <text:p>1 490,7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370" calcext:value-type="float">
            <text:p>3370</text:p>
          </table:table-cell>
          <table:table-cell/>
          <table:table-cell table:formula="of:=[.H89]+[.G90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149.29" calcext:value-type="currency">
            <text:p>1 149,29 €</text:p>
          </table:table-cell>
          <table:table-cell table:style-name="ce33" table:formula="of:=[.A90]*budgetjour-[.N90]" office:value-type="currency" office:currency="EUR" office:value="1520.71" calcext:value-type="currency">
            <text:p>1 520,7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370" calcext:value-type="float">
            <text:p>3370</text:p>
          </table:table-cell>
          <table:table-cell/>
          <table:table-cell table:formula="of:=[.H90]+[.G91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149.29" calcext:value-type="currency">
            <text:p>1 149,29 €</text:p>
          </table:table-cell>
          <table:table-cell table:style-name="ce33" table:formula="of:=[.A91]*budgetjour-[.N91]" office:value-type="currency" office:currency="EUR" office:value="1550.71" calcext:value-type="currency">
            <text:p>1 550,7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370" calcext:value-type="float">
            <text:p>3370</text:p>
          </table:table-cell>
          <table:table-cell/>
          <table:table-cell table:formula="of:=[.H91]+[.G92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149.29" calcext:value-type="currency">
            <text:p>1 149,29 €</text:p>
          </table:table-cell>
          <table:table-cell table:style-name="ce33" table:formula="of:=[.A92]*budgetjour-[.N92]" office:value-type="currency" office:currency="EUR" office:value="1580.71" calcext:value-type="currency">
            <text:p>1 580,7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370" calcext:value-type="float">
            <text:p>3370</text:p>
          </table:table-cell>
          <table:table-cell/>
          <table:table-cell table:formula="of:=[.H92]+[.G93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149.29" calcext:value-type="currency">
            <text:p>1 149,29 €</text:p>
          </table:table-cell>
          <table:table-cell table:style-name="ce33" table:formula="of:=[.A93]*budgetjour-[.N93]" office:value-type="currency" office:currency="EUR" office:value="1610.71" calcext:value-type="currency">
            <text:p>1 610,7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370" calcext:value-type="float">
            <text:p>3370</text:p>
          </table:table-cell>
          <table:table-cell/>
          <table:table-cell table:formula="of:=[.H93]+[.G94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149.29" calcext:value-type="currency">
            <text:p>1 149,29 €</text:p>
          </table:table-cell>
          <table:table-cell table:style-name="ce33" table:formula="of:=[.A94]*budgetjour-[.N94]" office:value-type="currency" office:currency="EUR" office:value="1640.71" calcext:value-type="currency">
            <text:p>1 640,7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370" calcext:value-type="float">
            <text:p>3370</text:p>
          </table:table-cell>
          <table:table-cell/>
          <table:table-cell table:formula="of:=[.H94]+[.G95]" office:value-type="float" office:value="26722" calcext:value-type="float">
            <text:p>26722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149.29" calcext:value-type="currency">
            <text:p>1 149,29 €</text:p>
          </table:table-cell>
          <table:table-cell table:style-name="ce33" table:formula="of:=[.A95]*budgetjour-[.N95]" office:value-type="currency" office:currency="EUR" office:value="1670.71" calcext:value-type="currency">
            <text:p>1 670,7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5"/>
        <table:table-column table:style-name="co19" table:default-cell-style-name="ce13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20:04:28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0T22:49:24.259000000</dc:date>
    <meta:editing-duration>P7DT13H13M5S</meta:editing-duration>
    <meta:editing-cycles>120</meta:editing-cycles>
    <meta:generator>LibreOffice/7.1.2.2$Windows_X86_64 LibreOffice_project/8a45595d069ef5570103caea1b71cc9d82b2aae4</meta:generator>
    <meta:document-statistic meta:table-count="4" meta:cell-count="1390" meta:object-count="0"/>
    <meta:user-defined meta:name="Info 1"/>
    <meta:user-defined meta:name="Info 2"/>
    <meta:user-defined meta:name="Info 3"/>
    <meta:user-defined meta:name="Info 4"/>
  </office:meta>
</office:document-meta>
</file>